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9933" draw:fill-color="#009933" draw:textarea-horizontal-align="justify" draw:textarea-vertical-align="middle" draw:auto-grow-height="false" fo:min-height="0.893cm" fo:min-width="9.66cm"/>
    </style:style>
    <style:style style:name="gr2" style:family="graphic" style:parent-style-name="standard">
      <style:graphic-properties svg:stroke-color="#ff9999" draw:fill-color="#ff9999" draw:textarea-horizontal-align="justify" draw:textarea-vertical-align="middle" draw:auto-grow-height="false" fo:min-height="2.752cm" fo:min-width="0cm"/>
    </style:style>
    <style:style style:name="gr3" style:family="graphic" style:parent-style-name="standard">
      <style:graphic-properties svg:stroke-color="#ff9999" draw:fill-color="#ff9999" draw:textarea-horizontal-align="justify" draw:textarea-vertical-align="middle" draw:auto-grow-height="false" fo:min-height="3.179cm" fo:min-width="0cm"/>
    </style:style>
    <style:style style:name="gr4" style:family="graphic" style:parent-style-name="standard">
      <style:graphic-properties svg:stroke-color="#ff9999" draw:fill-color="#ff9999" draw:textarea-horizontal-align="justify" draw:textarea-vertical-align="middle" draw:auto-grow-height="false" fo:min-height="2.975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cm" fo:min-width="8.613cm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009933"/>
      <style:paragraph-properties fo:text-align="center"/>
      <style:text-properties fo:color="#ffffff"/>
    </style:style>
    <style:style style:name="P3" style:family="paragraph">
      <loext:graphic-properties draw:fill-color="#ff9999"/>
      <style:paragraph-properties fo:text-align="center"/>
    </style:style>
    <style:style style:name="P4" style:family="paragraph">
      <style:paragraph-properties fo:text-align="center"/>
      <style:text-properties fo:color="#006666" fo:background-color="transparent"/>
    </style:style>
    <style:style style:name="P5" style:family="paragraph">
      <loext:graphic-properties draw:fill="none"/>
      <style:paragraph-properties fo:text-align="center"/>
      <style:text-properties fo:color="#006666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1.143cm" svg:x="0.254cm" svg:y="0.254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1.143cm" svg:x="0.254cm" svg:y="4.826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81cm" svg:height="3.429cm" svg:x="0.635cm" svg:y="1.397cm">
          <text:p/>
          <draw:enhanced-geometry svg:viewBox="0 0 21600 21600" draw:text-areas="?f0 ?f7 ?f2 21600" draw:type="up-arrow" draw:modifiers="5270.90379008746 8142.408376963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381cm" svg:height="3.429cm" svg:x="3.048cm" svg:y="1.396cm">
          <text:p/>
          <draw:enhanced-geometry svg:viewBox="0 0 21600 21600" draw:text-areas="?f0 ?f7 ?f2 21600" draw:mirror-vertical="true" draw:type="up-arrow" draw:modifiers="5270.90379008746 8142.408376963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81cm" svg:height="3.429cm" svg:x="3.556cm" svg:y="1.397cm">
          <text:p/>
          <draw:enhanced-geometry svg:viewBox="0 0 21600 21600" draw:text-areas="?f0 ?f7 ?f2 21600" draw:type="up-arrow" draw:modifiers="5270.90379008746 8142.408376963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381cm" svg:height="3.429cm" svg:x="4.064cm" svg:y="1.396cm">
          <text:p/>
          <draw:enhanced-geometry svg:viewBox="0 0 21600 21600" draw:text-areas="?f0 ?f7 ?f2 21600" draw:mirror-vertical="true" draw:type="up-arrow" draw:modifiers="5270.90379008746 8142.408376963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81cm" svg:height="3.429cm" svg:x="4.572cm" svg:y="1.397cm">
          <text:p/>
          <draw:enhanced-geometry svg:viewBox="0 0 21600 21600" draw:text-areas="?f0 ?f7 ?f2 21600" draw:type="up-arrow" draw:modifiers="5270.90379008746 8142.408376963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381cm" svg:height="3.429cm" svg:x="5.08cm" svg:y="1.396cm">
          <text:p/>
          <draw:enhanced-geometry svg:viewBox="0 0 21600 21600" draw:text-areas="?f0 ?f7 ?f2 21600" draw:mirror-vertical="true" draw:type="up-arrow" draw:modifiers="5270.90379008746 8142.408376963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81cm" svg:height="3.429cm" svg:x="5.588cm" svg:y="1.397cm">
          <text:p/>
          <draw:enhanced-geometry svg:viewBox="0 0 21600 21600" draw:text-areas="?f0 ?f7 ?f2 21600" draw:type="up-arrow" draw:modifiers="5270.90379008746 8142.408376963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381cm" svg:height="3.429cm" svg:x="6.096cm" svg:y="1.396cm">
          <text:p/>
          <draw:enhanced-geometry svg:viewBox="0 0 21600 21600" draw:text-areas="?f0 ?f7 ?f2 21600" draw:mirror-vertical="true" draw:type="up-arrow" draw:modifiers="5270.90379008746 8142.408376963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81cm" svg:height="3.429cm" svg:x="6.604cm" svg:y="1.397cm">
          <text:p/>
          <draw:enhanced-geometry svg:viewBox="0 0 21600 21600" draw:text-areas="?f0 ?f7 ?f2 21600" draw:type="up-arrow" draw:modifiers="5270.90379008746 8142.408376963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381cm" svg:height="3.429cm" svg:x="7.112cm" svg:y="1.396cm">
          <text:p/>
          <draw:enhanced-geometry svg:viewBox="0 0 21600 21600" draw:text-areas="?f0 ?f7 ?f2 21600" draw:mirror-vertical="true" draw:type="up-arrow" draw:modifiers="5270.90379008746 8142.408376963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81cm" svg:height="3.429cm" svg:x="7.62cm" svg:y="1.397cm">
          <text:p/>
          <draw:enhanced-geometry svg:viewBox="0 0 21600 21600" draw:text-areas="?f0 ?f7 ?f2 21600" draw:type="up-arrow" draw:modifiers="5270.90379008746 8142.408376963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381cm" svg:height="3.429cm" svg:x="8.128cm" svg:y="1.396cm">
          <text:p/>
          <draw:enhanced-geometry svg:viewBox="0 0 21600 21600" draw:text-areas="?f0 ?f7 ?f2 21600" draw:mirror-vertical="true" draw:type="up-arrow" draw:modifiers="5270.90379008746 8142.408376963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81cm" svg:height="3.429cm" svg:x="8.636cm" svg:y="1.397cm">
          <text:p/>
          <draw:enhanced-geometry svg:viewBox="0 0 21600 21600" draw:text-areas="?f0 ?f7 ?f2 21600" draw:type="up-arrow" draw:modifiers="5270.90379008746 8142.408376963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381cm" svg:height="3.429cm" svg:x="9.144cm" svg:y="1.396cm">
          <text:p/>
          <draw:enhanced-geometry svg:viewBox="0 0 21600 21600" draw:text-areas="?f0 ?f7 ?f2 21600" draw:mirror-vertical="true" draw:type="up-arrow" draw:modifiers="5270.90379008746 8142.408376963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10.414cm" svg:height="0.254cm" svg:x="0.254cm" svg:y="6.223cm">
          <text:p text:style-name="P4">vrem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795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8:35:57.285531000</meta:creation-date>
    <dc:date>2015-11-10T19:39:40.195061000</dc:date>
    <meta:editing-duration>PT18M11S</meta:editing-duration>
    <meta:editing-cycles>1</meta:editing-cycles>
    <meta:document-statistic meta:object-count="17"/>
    <meta:generator>LibreOffice/5.0.3.2$MacOSX_X86_64 LibreOffice_project/e5f16313668ac592c1bfb310f4390624e3dbfb75</meta:generator>
  </office:meta>
</office:document-meta>
</file>